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01000003A152C7235B7E74EB05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31cm" svg:height="12.977cm" svg:x="0.098cm" svg:y="0.172cm">
          <draw:image xlink:href="Pictures/1000000000000401000003A152C7235B7E74EB0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478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5T13:46:26.689000000</meta:creation-date>
    <dc:date>2023-05-15T13:48:12.189000000</dc:date>
    <meta:editing-duration>PT15S</meta:editing-duration>
    <meta:editing-cycles>1</meta:editing-cycles>
    <meta:document-statistic meta:object-count="1"/>
    <meta:generator>LibreOffice/7.5.3.2$Windows_X86_64 LibreOffice_project/9f56dff12ba03b9acd7730a5a481eea045e468f3</meta:generator>
  </office:meta>
</office:document-meta>
</file>